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7.013cm" fo:margin-left="0cm" fo:margin-right="-0.012cm" table:align="margins"/>
    </style:style>
    <style:style style:name="Tabulka1.A" style:family="table-column">
      <style:table-column-properties style:column-width="3.122cm" style:rel-column-width="1770*"/>
    </style:style>
    <style:style style:name="Tabulka1.B" style:family="table-column">
      <style:table-column-properties style:column-width="13.891cm" style:rel-column-width="7875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 projektu Origamist</text:h>
      <text:p text:style-name="P2"/>
      <text:p text:style-name="P1">Termín dokončení: <text:span text:style-name="T1">6. 3. 2011</text:span></text:p>
      <text:p text:style-name="P1"><text:span text:style-name="T1"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25. - 31. 10.</text:p>
          </table:table-cell>
          <table:table-cell table:style-name="Tabulka1.B1" office:value-type="string">
            <text:p text:style-name="Table_20_Contents">- Načítání z listing.xml</text:p>
          </table:table-cell>
        </table:table-row>
        <table:table-row>
          <table:table-cell table:style-name="Tabulka1.A2" office:value-type="string">
            <text:p text:style-name="Table_20_Contents">1. 11. - 14. 11.</text:p>
          </table:table-cell>
          <table:table-cell table:style-name="Tabulka1.B2" office:value-type="string">
            <text:p text:style-name="Table_20_Contents">- Struktury pro držení seznamu zobrazených modelů (vytvářené z parametrů appletu) – i možnost modifikace struktur.</text:p>
            <text:p text:style-name="Table_20_Contents">- Zpětné uložení seznamu zobrazených modelů do listing.xml.</text:p>
          </table:table-cell>
        </table:table-row>
        <table:table-row>
          <table:table-cell table:style-name="Tabulka1.A2" office:value-type="string">
            <text:p text:style-name="Table_20_Contents">15. 11. - 28. 11.</text:p>
          </table:table-cell>
          <table:table-cell table:style-name="Tabulka1.B2" office:value-type="string">
            <text:p text:style-name="Table_20_Contents">- GUI prohlížeče</text:p>
            <text:p text:style-name="Table_20_Contents">- dialog s metadaty zobrazeného modelu</text:p>
            <text:p text:style-name="Table_20_Contents">- začít GUI editoru</text:p>
          </table:table-cell>
        </table:table-row>
        <table:table-row>
          <table:table-cell table:style-name="Tabulka1.A2" office:value-type="string">
            <text:p text:style-name="Table_20_Contents">29. 11. - 12. 12.</text:p>
          </table:table-cell>
          <table:table-cell table:style-name="Tabulka1.B2" office:value-type="string">
            <text:p text:style-name="Table_20_Contents">- dokončit GUI editoru (kromě interakce s modelem, ale GUI na ni připravit)</text:p>
            <text:p text:style-name="Table_20_Contents">- dialog s nastaveními pro prohlížeč i editor</text:p>
          </table:table-cell>
        </table:table-row>
        <table:table-row>
          <table:table-cell table:style-name="Tabulka1.A2" office:value-type="string">
            <text:p text:style-name="Table_20_Contents">13. 12. - 26. 12.</text:p>
          </table:table-cell>
          <table:table-cell table:style-name="Tabulka1.B2" office:value-type="string">
            <text:p text:style-name="Table_20_Contents">- práce na zobrazovacím algoritmu</text:p>
            <text:p text:style-name="Table_20_Contents">- implementace všech operací s modelem</text:p>
          </table:table-cell>
        </table:table-row>
        <table:table-row>
          <table:table-cell table:style-name="Tabulka1.A2" office:value-type="string">
            <text:p text:style-name="Table_20_Contents">27. 12. - 9. 1.</text:p>
          </table:table-cell>
          <table:table-cell table:style-name="Tabulka1.B2" office:value-type="string">
            <text:p text:style-name="Table_20_Contents">- dokončení zobrazovacího algoritmu</text:p>
            <text:p text:style-name="Table_20_Contents">- export modelu do SVG</text:p>
          </table:table-cell>
        </table:table-row>
        <table:table-row>
          <table:table-cell table:style-name="Tabulka1.A2" office:value-type="string">
            <text:p text:style-name="Table_20_Contents">10. 1. - 23. 1.</text:p>
          </table:table-cell>
          <table:table-cell table:style-name="Tabulka1.B2" office:value-type="string">
            <text:p text:style-name="Table_20_Contents">- začít podporu interakce se zobrazeným modelem – lokace bodu na papíře podle polohy myši</text:p>
          </table:table-cell>
        </table:table-row>
        <table:table-row>
          <table:table-cell table:style-name="Tabulka1.A2" office:value-type="string">
            <text:p text:style-name="Table_20_Contents">24. 1. - 6. 2.</text:p>
          </table:table-cell>
          <table:table-cell table:style-name="Tabulka1.B2" office:value-type="string">
            <text:p text:style-name="Table_20_Contents">- pouze menší úpravy</text:p>
          </table:table-cell>
        </table:table-row>
        <table:table-row>
          <table:table-cell table:style-name="Tabulka1.A2" office:value-type="string">
            <text:p text:style-name="Table_20_Contents">7. 2. - 20. 2.</text:p>
          </table:table-cell>
          <table:table-cell table:style-name="Tabulka1.B2" office:value-type="string">
            <text:p text:style-name="Table_20_Contents">- dokončit interakci se zobrazeným modelem</text:p>
            <text:p text:style-name="Table_20_Contents">- helper pro výběr, kterých vrstev se má daná interakce týkat</text:p>
            <text:p text:style-name="Table_20_Contents">- GUI podpora interakce se zobrazeným modelem</text:p>
            <text:p text:style-name="Table_20_Contents">- uživatelská dokumentace zpracovaná jako help (nejlépe interaktivní)</text:p>
          </table:table-cell>
        </table:table-row>
        <table:table-row>
          <table:table-cell table:style-name="Tabulka1.A2" office:value-type="string">
            <text:p text:style-name="Table_20_Contents">21. 2. - 6. 3.</text:p>
          </table:table-cell>
          <table:table-cell table:style-name="Tabulka1.B2" office:value-type="string">
            <text:p text:style-name="Table_20_Contents">- export do PNG, PDF</text:p>
            <text:p text:style-name="Table_20_Contents">- heuristika pro nalezení symetrie modelu</text:p>
            <text:p text:style-name="Table_20_Contents">- deploy aplikace (+ založení blogu nebo jiného webu, kde bude aplikace prezentována)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Pecka</meta:initial-creator>
    <meta:creation-date>2010-10-26T01:09:21.45</meta:creation-date>
    <dc:date>2010-10-26T01:32:48.50</dc:date>
    <dc:creator>Martin Pecka</dc:creator>
    <meta:editing-duration>PT00H07M54S</meta:editing-duration>
    <meta:editing-cycles>2</meta:editing-cycles>
    <meta:generator>OpenOffice.org/3.2$Win32 OpenOffice.org_project/320m12$Build-9483</meta:generator>
    <meta:document-statistic meta:table-count="1" meta:image-count="0" meta:object-count="0" meta:page-count="1" meta:paragraph-count="33" meta:word-count="214" meta:character-count="1196"/>
  </office:meta>
</office:document-meta>
</file>